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9"/>
            <table:table-cell table:style-name="ce46" office:value-type="string" calcext:value-type="string" table:number-columns-spanned="9" table:number-rows-spanned="1">
              <text:p>中 華 民 國 101 年 3 月 份</text:p>
            </table:table-cell>
            <table:covered-table-cell table:number-columns-repeated="8" table:style-name="ce46"/>
            <table:table-cell table:style-name="ce49" table:number-columns-repeated="2"/>
            <table:table-cell table:style-name="ce30" table:number-columns-repeated="8"/>
            <table:table-cell table:style-name="ce52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3"/>
            <table:table-cell table:style-name="ce48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3"/>
            <table:covered-table-cell table:style-name="ce51"/>
            <table:table-cell table:style-name="ce53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4"/>
            <table:table-cell table:number-columns-repeated="993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4"/>
            <table:table-cell table:number-columns-repeated="993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28" table:style-name="ce34"/>
            <table:table-cell table:style-name="ce55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103872" calcext:value-type="float">
            <text:p><text:s text:c="3"/>103,872</text:p>
          </table:table-cell>
          <table:table-cell table:style-name="ce35" office:value-type="float" office:value="3692" calcext:value-type="float">
            <text:p><text:s text:c="3"/>3,692</text:p>
          </table:table-cell>
          <table:table-cell table:style-name="ce35" office:value-type="float" office:value="10149" calcext:value-type="float">
            <text:p><text:s text:c="3"/>10,149</text:p>
          </table:table-cell>
          <table:table-cell table:style-name="ce35" office:value-type="float" office:value="6759" calcext:value-type="float">
            <text:p><text:s text:c="3"/>6,759</text:p>
          </table:table-cell>
          <table:table-cell table:style-name="ce35" office:value-type="float" office:value="3563" calcext:value-type="float">
            <text:p><text:s text:c="3"/>3,563</text:p>
          </table:table-cell>
          <table:table-cell table:style-name="ce35" office:value-type="float" office:value="2359" calcext:value-type="float">
            <text:p><text:s text:c="3"/>2,359</text:p>
          </table:table-cell>
          <table:table-cell table:style-name="ce35" office:value-type="float" office:value="3829" calcext:value-type="float">
            <text:p><text:s text:c="3"/>3,829</text:p>
          </table:table-cell>
          <table:table-cell table:style-name="ce35" office:value-type="float" office:value="12458" calcext:value-type="float">
            <text:p><text:s text:c="3"/>12,458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7454" calcext:value-type="float">
            <text:p><text:s text:c="3"/>7,454</text:p>
          </table:table-cell>
          <table:table-cell table:style-name="ce35" office:value-type="float" office:value="51357" calcext:value-type="float">
            <text:p><text:s text:c="3"/>51,357</text:p>
          </table:table-cell>
          <table:table-cell table:style-name="ce35" office:value-type="float" office:value="1898" calcext:value-type="float">
            <text:p><text:s text:c="3"/>1,89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3403" calcext:value-type="float">
            <text:p><text:s text:c="3"/>103,403</text:p>
          </table:table-cell>
          <table:table-cell table:style-name="ce35" office:value-type="float" office:value="5039" calcext:value-type="float">
            <text:p><text:s text:c="3"/>5,039</text:p>
          </table:table-cell>
          <table:table-cell table:style-name="ce35" office:value-type="float" office:value="9537" calcext:value-type="float">
            <text:p><text:s text:c="3"/>9,537</text:p>
          </table:table-cell>
          <table:table-cell table:style-name="ce35" office:value-type="float" office:value="8516" calcext:value-type="float">
            <text:p><text:s text:c="3"/>8,516</text:p>
          </table:table-cell>
          <table:table-cell table:style-name="ce35" office:value-type="float" office:value="4418" calcext:value-type="float">
            <text:p><text:s text:c="3"/>4,418</text:p>
          </table:table-cell>
          <table:table-cell table:style-name="ce35" office:value-type="float" office:value="2479" calcext:value-type="float">
            <text:p><text:s text:c="3"/>2,479</text:p>
          </table:table-cell>
          <table:table-cell table:style-name="ce35" office:value-type="float" office:value="3197" calcext:value-type="float">
            <text:p><text:s text:c="3"/>3,197</text:p>
          </table:table-cell>
          <table:table-cell table:style-name="ce35" office:value-type="float" office:value="10125" calcext:value-type="float">
            <text:p><text:s text:c="3"/>10,125</text:p>
          </table:table-cell>
          <table:table-cell table:style-name="ce35" office:value-type="float" office:value="1189" calcext:value-type="float">
            <text:p><text:s text:c="3"/>1,18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7454" calcext:value-type="float">
            <text:p><text:s text:c="3"/>7,454</text:p>
          </table:table-cell>
          <table:table-cell table:style-name="ce35" office:value-type="float" office:value="51357" calcext:value-type="float">
            <text:p><text:s text:c="3"/>51,357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56" office:value-type="float" office:value="469" calcext:value-type="float">
            <text:p>469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6391" calcext:value-type="float">
            <text:p><text:s text:c="3"/>46,391</text:p>
          </table:table-cell>
          <table:table-cell table:style-name="ce35" office:value-type="float" office:value="1736" calcext:value-type="float">
            <text:p><text:s text:c="3"/>1,736</text:p>
          </table:table-cell>
          <table:table-cell table:style-name="ce35" office:value-type="float" office:value="4875" calcext:value-type="float">
            <text:p><text:s text:c="3"/>4,875</text:p>
          </table:table-cell>
          <table:table-cell table:style-name="ce35" office:value-type="float" office:value="3156" calcext:value-type="float">
            <text:p><text:s text:c="3"/>3,156</text:p>
          </table:table-cell>
          <table:table-cell table:style-name="ce35" office:value-type="float" office:value="1537" calcext:value-type="float">
            <text:p><text:s text:c="3"/>1,537</text:p>
          </table:table-cell>
          <table:table-cell table:style-name="ce35" office:value-type="float" office:value="1048" calcext:value-type="float">
            <text:p><text:s text:c="3"/>1,048</text:p>
          </table:table-cell>
          <table:table-cell table:style-name="ce35" office:value-type="float" office:value="1782" calcext:value-type="float">
            <text:p><text:s text:c="3"/>1,782</text:p>
          </table:table-cell>
          <table:table-cell table:style-name="ce35" office:value-type="float" office:value="5599" calcext:value-type="float">
            <text:p><text:s text:c="3"/>5,599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3280" calcext:value-type="float">
            <text:p><text:s text:c="3"/>3,280</text:p>
          </table:table-cell>
          <table:table-cell table:style-name="ce35" office:value-type="float" office:value="22737" calcext:value-type="float">
            <text:p><text:s text:c="3"/>22,737</text:p>
          </table:table-cell>
          <table:table-cell table:style-name="ce35" office:value-type="float" office:value="444" calcext:value-type="float">
            <text:p><text:s text:c="3"/>44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46546" calcext:value-type="float">
            <text:p><text:s text:c="3"/>46,546</text:p>
          </table:table-cell>
          <table:table-cell table:style-name="ce35" office:value-type="float" office:value="2332" calcext:value-type="float">
            <text:p><text:s text:c="3"/>2,332</text:p>
          </table:table-cell>
          <table:table-cell table:style-name="ce35" office:value-type="float" office:value="4314" calcext:value-type="float">
            <text:p><text:s text:c="3"/>4,314</text:p>
          </table:table-cell>
          <table:table-cell table:style-name="ce35" office:value-type="float" office:value="3988" calcext:value-type="float">
            <text:p><text:s text:c="3"/>3,988</text:p>
          </table:table-cell>
          <table:table-cell table:style-name="ce35" office:value-type="float" office:value="1940" calcext:value-type="float">
            <text:p><text:s text:c="3"/>1,940</text:p>
          </table:table-cell>
          <table:table-cell table:style-name="ce35" office:value-type="float" office:value="1096" calcext:value-type="float">
            <text:p><text:s text:c="3"/>1,096</text:p>
          </table:table-cell>
          <table:table-cell table:style-name="ce35" office:value-type="float" office:value="1416" calcext:value-type="float">
            <text:p><text:s text:c="3"/>1,416</text:p>
          </table:table-cell>
          <table:table-cell table:style-name="ce35" office:value-type="float" office:value="4820" calcext:value-type="float">
            <text:p><text:s text:c="3"/>4,820</text:p>
          </table:table-cell>
          <table:table-cell table:style-name="ce35" office:value-type="float" office:value="614" calcext:value-type="float">
            <text:p><text:s text:c="3"/>614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3280" calcext:value-type="float">
            <text:p><text:s text:c="3"/>3,280</text:p>
          </table:table-cell>
          <table:table-cell table:style-name="ce35" office:value-type="float" office:value="22735" calcext:value-type="float">
            <text:p><text:s text:c="3"/>22,73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57" office:value-type="float" office:value="-155" calcext:value-type="float">
            <text:p><text:s text:c="7"/>－155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6" office:value-type="float" office:value="57481" calcext:value-type="float">
            <text:p><text:s text:c="3"/>57,481</text:p>
          </table:table-cell>
          <table:table-cell table:style-name="ce36" office:value-type="float" office:value="1956" calcext:value-type="float">
            <text:p><text:s text:c="3"/>1,956</text:p>
          </table:table-cell>
          <table:table-cell table:style-name="ce36" office:value-type="float" office:value="5274" calcext:value-type="float">
            <text:p><text:s text:c="3"/>5,274</text:p>
          </table:table-cell>
          <table:table-cell table:style-name="ce36" office:value-type="float" office:value="3603" calcext:value-type="float">
            <text:p><text:s text:c="3"/>3,603</text:p>
          </table:table-cell>
          <table:table-cell table:style-name="ce36" office:value-type="float" office:value="2026" calcext:value-type="float">
            <text:p><text:s text:c="3"/>2,026</text:p>
          </table:table-cell>
          <table:table-cell table:style-name="ce36" office:value-type="float" office:value="1311" calcext:value-type="float">
            <text:p><text:s text:c="3"/>1,311</text:p>
          </table:table-cell>
          <table:table-cell table:style-name="ce36" office:value-type="float" office:value="2047" calcext:value-type="float">
            <text:p><text:s text:c="3"/>2,047</text:p>
          </table:table-cell>
          <table:table-cell table:style-name="ce36" office:value-type="float" office:value="6859" calcext:value-type="float">
            <text:p><text:s text:c="3"/>6,859</text:p>
          </table:table-cell>
          <table:table-cell table:style-name="ce36" office:value-type="float" office:value="152" calcext:value-type="float">
            <text:p><text:s text:c="3"/>152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28620" calcext:value-type="float">
            <text:p><text:s text:c="3"/>28,620</text:p>
          </table:table-cell>
          <table:table-cell table:style-name="ce36" office:value-type="float" office:value="1454" calcext:value-type="float">
            <text:p><text:s text:c="3"/>1,45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6857" calcext:value-type="float">
            <text:p><text:s text:c="3"/>56,857</text:p>
          </table:table-cell>
          <table:table-cell table:style-name="ce36" office:value-type="float" office:value="2707" calcext:value-type="float">
            <text:p><text:s text:c="3"/>2,707</text:p>
          </table:table-cell>
          <table:table-cell table:style-name="ce36" office:value-type="float" office:value="5223" calcext:value-type="float">
            <text:p><text:s text:c="3"/>5,223</text:p>
          </table:table-cell>
          <table:table-cell table:style-name="ce36" office:value-type="float" office:value="4528" calcext:value-type="float">
            <text:p><text:s text:c="3"/>4,528</text:p>
          </table:table-cell>
          <table:table-cell table:style-name="ce36" office:value-type="float" office:value="2478" calcext:value-type="float">
            <text:p><text:s text:c="3"/>2,478</text:p>
          </table:table-cell>
          <table:table-cell table:style-name="ce36" office:value-type="float" office:value="1383" calcext:value-type="float">
            <text:p><text:s text:c="3"/>1,383</text:p>
          </table:table-cell>
          <table:table-cell table:style-name="ce36" office:value-type="float" office:value="1781" calcext:value-type="float">
            <text:p><text:s text:c="3"/>1,781</text:p>
          </table:table-cell>
          <table:table-cell table:style-name="ce36" office:value-type="float" office:value="5305" calcext:value-type="float">
            <text:p><text:s text:c="3"/>5,305</text:p>
          </table:table-cell>
          <table:table-cell table:style-name="ce36" office:value-type="float" office:value="575" calcext:value-type="float">
            <text:p><text:s text:c="3"/>575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28622" calcext:value-type="float">
            <text:p><text:s text:c="3"/>28,622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58" office:value-type="float" office:value="624" calcext:value-type="float">
            <text:p>624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7970" calcext:value-type="float">
            <text:p>17,970</text:p>
          </table:table-cell>
          <table:table-cell table:style-name="ce37" office:value-type="float" office:value="812" calcext:value-type="float">
            <text:p>81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395" calcext:value-type="float">
            <text:p>4,395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3825" calcext:value-type="float">
            <text:p>3,825</text:p>
          </table:table-cell>
          <table:table-cell table:style-name="ce37" office:value-type="float" office:value="108" calcext:value-type="float">
            <text:p>10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193" calcext:value-type="float">
            <text:p>7,193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8325" calcext:value-type="float">
            <text:p>18,325</text:p>
          </table:table-cell>
          <table:table-cell table:style-name="ce37" office:value-type="float" office:value="961" calcext:value-type="float">
            <text:p>96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081" calcext:value-type="float">
            <text:p>5,081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3692" calcext:value-type="float">
            <text:p>3,692</text:p>
          </table:table-cell>
          <table:table-cell table:style-name="ce37" office:value-type="float" office:value="374" calcext:value-type="float">
            <text:p>37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192" calcext:value-type="float">
            <text:p>7,19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" calcext:value-type="float">
            <text:p>2</text:p>
          </table:table-cell>
          <table:table-cell table:style-name="ce59" office:value-type="float" office:value="-355" calcext:value-type="float">
            <text:p><text:s text:c="7"/>－355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7935" calcext:value-type="float">
            <text:p>7,935</text:p>
          </table:table-cell>
          <table:table-cell table:style-name="ce38" office:value-type="float" office:value="360" calcext:value-type="float">
            <text:p>3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32" calcext:value-type="float">
            <text:p>2,032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722" calcext:value-type="float">
            <text:p>1,722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57" calcext:value-type="float">
            <text:p>3,157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515" calcext:value-type="float">
            <text:p>8,515</text:p>
          </table:table-cell>
          <table:table-cell table:style-name="ce38" office:value-type="float" office:value="481" calcext:value-type="float">
            <text:p>48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84" calcext:value-type="float">
            <text:p>2,384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853" calcext:value-type="float">
            <text:p>1,853</text:p>
          </table:table-cell>
          <table:table-cell table:style-name="ce38" office:value-type="float" office:value="177" calcext:value-type="float">
            <text:p>17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56" calcext:value-type="float">
            <text:p>3,15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-580" calcext:value-type="float">
            <text:p><text:s text:c="7"/>－580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9" office:value-type="float" office:value="10035" calcext:value-type="float">
            <text:p>10,035</text:p>
          </table:table-cell>
          <table:table-cell table:style-name="ce39" office:value-type="float" office:value="452" calcext:value-type="float">
            <text:p>4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63" calcext:value-type="float">
            <text:p>2,363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2103" calcext:value-type="float">
            <text:p>2,103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036" calcext:value-type="float">
            <text:p>4,036</text:p>
          </table:table-cell>
          <table:table-cell table:style-name="ce39" office:value-type="float" office:value="322" calcext:value-type="float">
            <text:p>32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810" calcext:value-type="float">
            <text:p>9,810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97" calcext:value-type="float">
            <text:p>2,697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1839" calcext:value-type="float">
            <text:p>1,839</text:p>
          </table:table-cell>
          <table:table-cell table:style-name="ce39" office:value-type="float" office:value="197" calcext:value-type="float">
            <text:p>19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036" calcext:value-type="float">
            <text:p>4,03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25" calcext:value-type="float">
            <text:p>225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5473" calcext:value-type="float">
            <text:p>15,473</text:p>
          </table:table-cell>
          <table:table-cell table:style-name="ce37" office:value-type="float" office:value="1283" calcext:value-type="float">
            <text:p>1,283</text:p>
          </table:table-cell>
          <table:table-cell table:style-name="ce37" office:value-type="float" office:value="5081" calcext:value-type="float">
            <text:p>5,08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2382" calcext:value-type="float">
            <text:p>2,382</text:p>
          </table:table-cell>
          <table:table-cell table:style-name="ce37" office:value-type="float" office:value="40" calcext:value-type="float">
            <text:p>4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366" calcext:value-type="float">
            <text:p>5,366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746" calcext:value-type="float">
            <text:p>13,746</text:p>
          </table:table-cell>
          <table:table-cell table:style-name="ce37" office:value-type="float" office:value="1607" calcext:value-type="float">
            <text:p>1,607</text:p>
          </table:table-cell>
          <table:table-cell table:style-name="ce37" office:value-type="float" office:value="4397" calcext:value-type="float">
            <text:p>4,39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1592" calcext:value-type="float">
            <text:p>1,592</text:p>
          </table:table-cell>
          <table:table-cell table:style-name="ce37" office:value-type="float" office:value="102" calcext:value-type="float">
            <text:p>10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366" calcext:value-type="float">
            <text:p>5,36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-</text:p>
          </table:table-cell>
          <table:table-cell table:style-name="ce59" office:value-type="float" office:value="1727" calcext:value-type="float">
            <text:p>1,727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7100" calcext:value-type="float">
            <text:p>7,100</text:p>
          </table:table-cell>
          <table:table-cell table:style-name="ce38" office:value-type="float" office:value="599" calcext:value-type="float">
            <text:p>599</text:p>
          </table:table-cell>
          <table:table-cell table:style-name="ce38" office:value-type="float" office:value="2384" calcext:value-type="float">
            <text:p>2,3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150" calcext:value-type="float">
            <text:p>1,150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00" calcext:value-type="float">
            <text:p>2,400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245" calcext:value-type="float">
            <text:p>6,245</text:p>
          </table:table-cell>
          <table:table-cell table:style-name="ce38" office:value-type="float" office:value="687" calcext:value-type="float">
            <text:p>687</text:p>
          </table:table-cell>
          <table:table-cell table:style-name="ce38" office:value-type="float" office:value="2034" calcext:value-type="float">
            <text:p>2,03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772" calcext:value-type="float">
            <text:p>772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00" calcext:value-type="float">
            <text:p>2,40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855" calcext:value-type="float">
            <text:p>855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8373" calcext:value-type="float">
            <text:p>8,373</text:p>
          </table:table-cell>
          <table:table-cell table:style-name="ce39" office:value-type="float" office:value="684" calcext:value-type="float">
            <text:p>684</text:p>
          </table:table-cell>
          <table:table-cell table:style-name="ce39" office:value-type="float" office:value="2697" calcext:value-type="float">
            <text:p>2,69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1232" calcext:value-type="float">
            <text:p>1,232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66" calcext:value-type="float">
            <text:p>2,966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01" calcext:value-type="float">
            <text:p>7,501</text:p>
          </table:table-cell>
          <table:table-cell table:style-name="ce39" office:value-type="float" office:value="920" calcext:value-type="float">
            <text:p>920</text:p>
          </table:table-cell>
          <table:table-cell table:style-name="ce39" office:value-type="float" office:value="2363" calcext:value-type="float">
            <text:p>2,3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820" calcext:value-type="float">
            <text:p>820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66" calcext:value-type="float">
            <text:p>2,96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872" calcext:value-type="float">
            <text:p>872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13113" calcext:value-type="float">
            <text:p>13,113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3071" calcext:value-type="float">
            <text:p>3,071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8219" calcext:value-type="float">
            <text:p>8,219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269" calcext:value-type="float">
            <text:p>12,269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2207" calcext:value-type="float">
            <text:p>2,207</text:p>
          </table:table-cell>
          <table:table-cell table:style-name="ce37" office:value-type="float" office:value="94" calcext:value-type="float">
            <text:p>9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8219" calcext:value-type="float">
            <text:p>8,21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62" office:value-type="float" office:value="844" calcext:value-type="float">
            <text:p>844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5736" calcext:value-type="float">
            <text:p>5,736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331" calcext:value-type="float">
            <text:p>1,331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605" calcext:value-type="float">
            <text:p>3,60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77" calcext:value-type="float">
            <text:p>5,377</text:p>
          </table:table-cell>
          <table:table-cell table:style-name="ce38" office:value-type="float" office:value="234" calcext:value-type="float">
            <text:p>234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957" calcext:value-type="float">
            <text:p>957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605" calcext:value-type="float">
            <text:p>3,6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359" calcext:value-type="float">
            <text:p>359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7377" calcext:value-type="float">
            <text:p>7,377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1740" calcext:value-type="float">
            <text:p>1,74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614" calcext:value-type="float">
            <text:p>4,614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892" calcext:value-type="float">
            <text:p>6,892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250" calcext:value-type="float">
            <text:p>1,250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614" calcext:value-type="float">
            <text:p>4,61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485" calcext:value-type="float">
            <text:p>485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8062" calcext:value-type="float">
            <text:p>8,062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39" calcext:value-type="float">
            <text:p>839</text:p>
          </table:table-cell>
          <table:table-cell table:style-name="ce37" office:value-type="float" office:value="1047" calcext:value-type="float">
            <text:p>1,047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327" calcext:value-type="float">
            <text:p>5,32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910" calcext:value-type="float">
            <text:p>7,910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817" calcext:value-type="float">
            <text:p>817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327" calcext:value-type="float">
            <text:p>5,32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-</text:p>
          </table:table-cell>
          <table:table-cell table:style-name="ce62" office:value-type="float" office:value="152" calcext:value-type="float">
            <text:p>152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3557" calcext:value-type="float">
            <text:p>3,557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8" calcext:value-type="float">
            <text:p>398</text:p>
          </table:table-cell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362" calcext:value-type="float">
            <text:p>2,362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509" calcext:value-type="float">
            <text:p>3,509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353" calcext:value-type="float">
            <text:p>353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362" calcext:value-type="float">
            <text:p>2,36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3" office:value-type="float" office:value="48" calcext:value-type="float">
            <text:p>48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4505" calcext:value-type="float">
            <text:p>4,505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41" calcext:value-type="float">
            <text:p>441</text:p>
          </table:table-cell>
          <table:table-cell table:style-name="ce39" office:value-type="float" office:value="628" calcext:value-type="float">
            <text:p>628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65" calcext:value-type="float">
            <text:p>2,965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401" calcext:value-type="float">
            <text:p>4,401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4" calcext:value-type="float">
            <text:p>374</text:p>
          </table:table-cell>
          <table:table-cell table:style-name="ce39" office:value-type="float" office:value="464" calcext:value-type="float">
            <text:p>464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65" calcext:value-type="float">
            <text:p>2,96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104" calcext:value-type="float">
            <text:p>104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12791" calcext:value-type="float">
            <text:p>12,791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736" calcext:value-type="float">
            <text:p>1,736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9012" calcext:value-type="float">
            <text:p>9,012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388" calcext:value-type="float">
            <text:p>13,388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839" calcext:value-type="float">
            <text:p>83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708" calcext:value-type="float">
            <text:p>1,708</text:p>
          </table:table-cell>
          <table:table-cell table:style-name="ce37" office:value-type="float" office:value="142" calcext:value-type="float">
            <text:p>14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9012" calcext:value-type="float">
            <text:p>9,0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-</text:p>
          </table:table-cell>
          <table:table-cell table:style-name="ce62" office:value-type="float" office:value="-597" calcext:value-type="float">
            <text:p><text:s text:c="7"/>－597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5639" calcext:value-type="float">
            <text:p>5,639</text:p>
          </table:table-cell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67" calcext:value-type="float">
            <text:p>767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06" calcext:value-type="float">
            <text:p>4,006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028" calcext:value-type="float">
            <text:p>6,028</text:p>
          </table:table-cell>
          <table:table-cell table:style-name="ce38" office:value-type="float" office:value="239" calcext:value-type="float">
            <text:p>239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398" calcext:value-type="float">
            <text:p>3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16" calcext:value-type="float">
            <text:p>816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06" calcext:value-type="float">
            <text:p>4,0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-389" calcext:value-type="float">
            <text:p><text:s text:c="7"/>－389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9" office:value-type="float" office:value="7152" calcext:value-type="float">
            <text:p>7,152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374" calcext:value-type="float">
            <text:p>3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9" calcext:value-type="float">
            <text:p>969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006" calcext:value-type="float">
            <text:p>5,006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360" calcext:value-type="float">
            <text:p>7,360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441" calcext:value-type="float">
            <text:p>4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92" calcext:value-type="float">
            <text:p>892</text:p>
          </table:table-cell>
          <table:table-cell table:style-name="ce39" office:value-type="float" office:value="68" calcext:value-type="float">
            <text:p>6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006" calcext:value-type="float">
            <text:p>5,00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-208" calcext:value-type="float">
            <text:p><text:s text:c="7"/>－208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35032" calcext:value-type="float">
            <text:p>35,032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3691" calcext:value-type="float">
            <text:p>3,691</text:p>
          </table:table-cell>
          <table:table-cell table:style-name="ce37" office:value-type="float" office:value="1592" calcext:value-type="float">
            <text:p>1,592</text:p>
          </table:table-cell>
          <table:table-cell table:style-name="ce37" office:value-type="float" office:value="2207" calcext:value-type="float">
            <text:p>2,207</text:p>
          </table:table-cell>
          <table:table-cell table:style-name="ce37" office:value-type="float" office:value="817" calcext:value-type="float">
            <text:p>817</text:p>
          </table:table-cell>
          <table:table-cell table:style-name="ce37" office:value-type="float" office:value="1708" calcext:value-type="float">
            <text:p>1,70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452" calcext:value-type="float">
            <text:p>7,452</text:p>
          </table:table-cell>
          <table:table-cell table:style-name="ce37" office:value-type="float" office:value="16018" calcext:value-type="float">
            <text:p>16,018</text:p>
          </table:table-cell>
          <table:table-cell table:style-name="ce37" office:value-type="float" office:value="658" calcext:value-type="float">
            <text:p>65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186" calcext:value-type="float">
            <text:p>37,186</text:p>
          </table:table-cell>
          <table:table-cell table:style-name="ce37" office:value-type="float" office:value="1225" calcext:value-type="float">
            <text:p>1,225</text:p>
          </table:table-cell>
          <table:table-cell table:style-name="ce37" office:value-type="float" office:value="3825" calcext:value-type="float">
            <text:p>3,825</text:p>
          </table:table-cell>
          <table:table-cell table:style-name="ce37" office:value-type="float" office:value="2382" calcext:value-type="float">
            <text:p>2,382</text:p>
          </table:table-cell>
          <table:table-cell table:style-name="ce37" office:value-type="float" office:value="3071" calcext:value-type="float">
            <text:p>3,071</text:p>
          </table:table-cell>
          <table:table-cell table:style-name="ce37" office:value-type="float" office:value="1047" calcext:value-type="float">
            <text:p>1,047</text:p>
          </table:table-cell>
          <table:table-cell table:style-name="ce37" office:value-type="float" office:value="1736" calcext:value-type="float">
            <text:p>1,73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452" calcext:value-type="float">
            <text:p>7,452</text:p>
          </table:table-cell>
          <table:table-cell table:style-name="ce37" office:value-type="float" office:value="16019" calcext:value-type="float">
            <text:p>16,01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6" calcext:value-type="float">
            <text:p>6</text:p>
          </table:table-cell>
          <table:table-cell table:style-name="ce62" office:value-type="float" office:value="-2154" calcext:value-type="float">
            <text:p><text:s text:c="7"/>－2,154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15683" calcext:value-type="float">
            <text:p>15,683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1853" calcext:value-type="float">
            <text:p>1,853</text:p>
          </table:table-cell>
          <table:table-cell table:style-name="ce38" office:value-type="float" office:value="772" calcext:value-type="float">
            <text:p>772</text:p>
          </table:table-cell>
          <table:table-cell table:style-name="ce38" office:value-type="float" office:value="957" calcext:value-type="float">
            <text:p>957</text:p>
          </table:table-cell>
          <table:table-cell table:style-name="ce38" office:value-type="float" office:value="353" calcext:value-type="float">
            <text:p>353</text:p>
          </table:table-cell>
          <table:table-cell table:style-name="ce38" office:value-type="float" office:value="816" calcext:value-type="float">
            <text:p>8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78" calcext:value-type="float">
            <text:p>3,278</text:p>
          </table:table-cell>
          <table:table-cell table:style-name="ce38" office:value-type="float" office:value="7088" calcext:value-type="float">
            <text:p>7,088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6555" calcext:value-type="float">
            <text:p>16,555</text:p>
          </table:table-cell>
          <table:table-cell table:style-name="ce38" office:value-type="float" office:value="585" calcext:value-type="float">
            <text:p>585</text:p>
          </table:table-cell>
          <table:table-cell table:style-name="ce38" office:value-type="float" office:value="1722" calcext:value-type="float">
            <text:p>1,722</text:p>
          </table:table-cell>
          <table:table-cell table:style-name="ce38" office:value-type="float" office:value="1150" calcext:value-type="float">
            <text:p>1,150</text:p>
          </table:table-cell>
          <table:table-cell table:style-name="ce38" office:value-type="float" office:value="1331" calcext:value-type="float">
            <text:p>1,331</text:p>
          </table:table-cell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767" calcext:value-type="float">
            <text:p>7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78" calcext:value-type="float">
            <text:p>3,278</text:p>
          </table:table-cell>
          <table:table-cell table:style-name="ce38" office:value-type="float" office:value="7087" calcext:value-type="float">
            <text:p>7,087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63" office:value-type="float" office:value="-872" calcext:value-type="float">
            <text:p><text:s text:c="7"/>－872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19349" calcext:value-type="float">
            <text:p>19,349</text:p>
          </table:table-cell>
          <table:table-cell table:style-name="ce39" office:value-type="float" office:value="395" calcext:value-type="float">
            <text:p>395</text:p>
          </table:table-cell>
          <table:table-cell table:style-name="ce39" office:value-type="float" office:value="1838" calcext:value-type="float">
            <text:p>1,838</text:p>
          </table:table-cell>
          <table:table-cell table:style-name="ce39" office:value-type="float" office:value="820" calcext:value-type="float">
            <text:p>820</text:p>
          </table:table-cell>
          <table:table-cell table:style-name="ce39" office:value-type="float" office:value="1250" calcext:value-type="float">
            <text:p>1,250</text:p>
          </table:table-cell>
          <table:table-cell table:style-name="ce39" office:value-type="float" office:value="464" calcext:value-type="float">
            <text:p>464</text:p>
          </table:table-cell>
          <table:table-cell table:style-name="ce39" office:value-type="float" office:value="892" calcext:value-type="float">
            <text:p>89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74" calcext:value-type="float">
            <text:p>4,174</text:p>
          </table:table-cell>
          <table:table-cell table:style-name="ce39" office:value-type="float" office:value="8930" calcext:value-type="float">
            <text:p>8,930</text:p>
          </table:table-cell>
          <table:table-cell table:style-name="ce39" office:value-type="float" office:value="544" calcext:value-type="float">
            <text:p>54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0631" calcext:value-type="float">
            <text:p>20,631</text:p>
          </table:table-cell>
          <table:table-cell table:style-name="ce39" office:value-type="float" office:value="640" calcext:value-type="float">
            <text:p>640</text:p>
          </table:table-cell>
          <table:table-cell table:style-name="ce39" office:value-type="float" office:value="2103" calcext:value-type="float">
            <text:p>2,103</text:p>
          </table:table-cell>
          <table:table-cell table:style-name="ce39" office:value-type="float" office:value="1232" calcext:value-type="float">
            <text:p>1,232</text:p>
          </table:table-cell>
          <table:table-cell table:style-name="ce39" office:value-type="float" office:value="1740" calcext:value-type="float">
            <text:p>1,740</text:p>
          </table:table-cell>
          <table:table-cell table:style-name="ce39" office:value-type="float" office:value="628" calcext:value-type="float">
            <text:p>628</text:p>
          </table:table-cell>
          <table:table-cell table:style-name="ce39" office:value-type="float" office:value="969" calcext:value-type="float">
            <text:p>9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74" calcext:value-type="float">
            <text:p>4,174</text:p>
          </table:table-cell>
          <table:table-cell table:style-name="ce39" office:value-type="float" office:value="8932" calcext:value-type="float">
            <text:p>8,93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" calcext:value-type="float">
            <text:p>3</text:p>
          </table:table-cell>
          <table:table-cell table:style-name="ce64" office:value-type="float" office:value="-1282" calcext:value-type="float">
            <text:p><text:s text:c="7"/>－1,282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930" calcext:value-type="float">
            <text:p>1,93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1183" calcext:value-type="float">
            <text:p>1,183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75" calcext:value-type="float">
            <text:p>2,175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45" calcext:value-type="float">
            <text:p>345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1183" calcext:value-type="float">
            <text:p>1,18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245" calcext:value-type="float">
            <text:p><text:s text:c="7"/>－245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83" calcext:value-type="float">
            <text:p><text:s text:c="7"/>－83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069" calcext:value-type="float">
            <text:p>1,06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78" calcext:value-type="float">
            <text:p>67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1" calcext:value-type="float">
            <text:p>1,23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678" calcext:value-type="float">
            <text:p>67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62" calcext:value-type="float">
            <text:p><text:s text:c="7"/>－162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8900" calcext:value-type="float">
            <text:p>8,90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1532" calcext:value-type="float">
            <text:p>1,532</text:p>
          </table:table-cell>
          <table:table-cell table:style-name="ce40" office:value-type="float" office:value="595" calcext:value-type="float">
            <text:p>595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75" calcext:value-type="float">
            <text:p>1,475</text:p>
          </table:table-cell>
          <table:table-cell table:style-name="ce40" office:value-type="float" office:value="4175" calcext:value-type="float">
            <text:p>4,175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591" calcext:value-type="float">
            <text:p>8,591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749" calcext:value-type="float">
            <text:p>749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61" calcext:value-type="float">
            <text:p>1,261</text:p>
          </table:table-cell>
          <table:table-cell table:style-name="ce40" office:value-type="float" office:value="4175" calcext:value-type="float">
            <text:p>4,17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309" calcext:value-type="float">
            <text:p>309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024" calcext:value-type="float">
            <text:p>4,024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742" calcext:value-type="float">
            <text:p>742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1858" calcext:value-type="float">
            <text:p>1,85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77" calcext:value-type="float">
            <text:p>3,877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1857" calcext:value-type="float">
            <text:p>1,857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147" calcext:value-type="float">
            <text:p>147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876" calcext:value-type="float">
            <text:p>4,876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1" calcext:value-type="float">
            <text:p>831</text:p>
          </table:table-cell>
          <table:table-cell table:style-name="ce42" office:value-type="float" office:value="2317" calcext:value-type="float">
            <text:p>2,317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714" calcext:value-type="float">
            <text:p>4,714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2318" calcext:value-type="float">
            <text:p>2,31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62" calcext:value-type="float">
            <text:p>162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362" calcext:value-type="float">
            <text:p>2,36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813" calcext:value-type="float">
            <text:p>81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26" calcext:value-type="float">
            <text:p>2,126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07" calcext:value-type="float">
            <text:p>807</text:p>
          </table:table-cell>
          <table:table-cell table:style-name="ce40" office:value-type="float" office:value="813" calcext:value-type="float">
            <text:p>81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236" calcext:value-type="float">
            <text:p>236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351" calcext:value-type="float">
            <text:p>35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321" calcext:value-type="float">
            <text:p>1,32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462" calcext:value-type="float">
            <text:p>46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2" calcext:value-type="float">
            <text:p>1,20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78" calcext:value-type="float">
            <text:p>78</text:p>
          </table:table-cell>
          <table:table-cell table:number-columns-repeated="2" table:style-name="ce42" office:value-type="float" office:value="55" calcext:value-type="float">
            <text:p>5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462" calcext:value-type="float">
            <text:p>46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119" calcext:value-type="float">
            <text:p>119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714" calcext:value-type="float">
            <text:p>1,714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77" calcext:value-type="float">
            <text:p>1,677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1" calcext:value-type="float">
            <text:p>411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37" calcext:value-type="float">
            <text:p>37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35" calcext:value-type="float">
            <text:p>73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278" calcext:value-type="float">
            <text:p>27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0" calcext:value-type="float">
            <text:p>10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79" calcext:value-type="float">
            <text:p>97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2" calcext:value-type="float">
            <text:p>95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27" calcext:value-type="float">
            <text:p>27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3757" calcext:value-type="float">
            <text:p>3,757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8" calcext:value-type="float">
            <text:p>458</text:p>
          </table:table-cell>
          <table:table-cell table:style-name="ce40" office:value-type="float" office:value="2256" calcext:value-type="float">
            <text:p>2,256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675" calcext:value-type="float">
            <text:p>4,675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58" calcext:value-type="float">
            <text:p>658</text:p>
          </table:table-cell>
          <table:table-cell table:style-name="ce40" office:value-type="float" office:value="2256" calcext:value-type="float">
            <text:p>2,25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918" calcext:value-type="float">
            <text:p><text:s text:c="7"/>－918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636" calcext:value-type="float">
            <text:p>1,63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084" calcext:value-type="float">
            <text:p>2,08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424" calcext:value-type="float">
            <text:p>42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1025" calcext:value-type="float">
            <text:p>1,025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448" calcext:value-type="float">
            <text:p><text:s text:c="7"/>－448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2121" calcext:value-type="float">
            <text:p>2,12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1231" calcext:value-type="float">
            <text:p>1,23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591" calcext:value-type="float">
            <text:p>2,591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536" calcext:value-type="float">
            <text:p>536</text:p>
          </table:table-cell>
          <table:table-cell table:number-columns-repeated="2"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1231" calcext:value-type="float">
            <text:p>1,23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470" calcext:value-type="float">
            <text:p><text:s text:c="7"/>－470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33" calcext:value-type="float">
            <text:p>1,53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564" calcext:value-type="float">
            <text:p>564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52" calcext:value-type="float">
            <text:p>1,752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529" calcext:value-type="float">
            <text:p>52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564" calcext:value-type="float">
            <text:p>56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19" calcext:value-type="float">
            <text:p><text:s text:c="7"/>－219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45" calcext:value-type="float">
            <text:p>64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245" calcext:value-type="float">
            <text:p>24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95" calcext:value-type="float">
            <text:p><text:s text:c="7"/>－95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03" calcext:value-type="float">
            <text:p>203</text:p>
          </table:table-cell>
          <table:table-cell table:number-columns-repeated="2" table:style-name="ce42" office:value-type="float" office:value="24" calcext:value-type="float">
            <text:p>2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2" calcext:value-type="float">
            <text:p>1,01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319" calcext:value-type="float">
            <text:p>31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4" calcext:value-type="float">
            <text:p><text:s text:c="7"/>－124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414" calcext:value-type="float">
            <text:p>2,414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217" calcext:value-type="float">
            <text:p>217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86" calcext:value-type="float">
            <text:p>586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49" calcext:value-type="float">
            <text:p>2,549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9" calcext:value-type="float">
            <text:p>469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135" calcext:value-type="float">
            <text:p><text:s text:c="7"/>－135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2" calcext:value-type="float">
            <text:p>5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426" calcext:value-type="float">
            <text:p>42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79" calcext:value-type="float">
            <text:p><text:s text:c="7"/>－79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358" calcext:value-type="float">
            <text:p>1,35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4" calcext:value-type="float">
            <text:p>1,41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56" calcext:value-type="float">
            <text:p><text:s text:c="7"/>－56</text:p>
          </table:table-cell>
          <table:table-cell table:style-name="ce67" table:number-columns-repeated="993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91" calcext:value-type="float">
            <text:p>1,591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72" calcext:value-type="float">
            <text:p>572</text:p>
          </table:table-cell>
          <table:table-cell table:style-name="ce40" office:value-type="float" office:value="515" calcext:value-type="float">
            <text:p>515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37" calcext:value-type="float">
            <text:p>2,13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47" calcext:value-type="float">
            <text:p>847</text:p>
          </table:table-cell>
          <table:table-cell table:style-name="ce40" office:value-type="float" office:value="515" calcext:value-type="float">
            <text:p>5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546" calcext:value-type="float">
            <text:p><text:s text:c="7"/>－546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05" calcext:value-type="float">
            <text:p>70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239" calcext:value-type="float">
            <text:p>23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47" calcext:value-type="float">
            <text:p><text:s text:c="7"/>－247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86" calcext:value-type="float">
            <text:p>88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5" calcext:value-type="float">
            <text:p>1,18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276" calcext:value-type="float">
            <text:p>27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99" calcext:value-type="float">
            <text:p><text:s text:c="7"/>－299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848" calcext:value-type="float">
            <text:p>2,84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568" calcext:value-type="float">
            <text:p>5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1495" calcext:value-type="float">
            <text:p>1,49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53" calcext:value-type="float">
            <text:p>3,253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714" calcext:value-type="float">
            <text:p>7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1496" calcext:value-type="float">
            <text:p>1,49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405" calcext:value-type="float">
            <text:p><text:s text:c="7"/>－40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1" calcext:value-type="float">
            <text:p>1,41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638" calcext:value-type="float">
            <text:p>6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60" calcext:value-type="float">
            <text:p><text:s text:c="7"/>－160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597" calcext:value-type="float">
            <text:p>1,59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858" calcext:value-type="float">
            <text:p>85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2" calcext:value-type="float">
            <text:p>1,842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858" calcext:value-type="float">
            <text:p>85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45" calcext:value-type="float">
            <text:p><text:s text:c="7"/>－245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807" calcext:value-type="float">
            <text:p>807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96" calcext:value-type="float">
            <text:p><text:s text:c="7"/>－96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38" calcext:value-type="float">
            <text:p>1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5" calcext:value-type="float">
            <text:p><text:s text:c="7"/>－4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2" calcext:value-type="float">
            <text:p>46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51" calcext:value-type="float">
            <text:p><text:s text:c="7"/>－51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614" calcext:value-type="float">
            <text:p>1,61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13" calcext:value-type="float">
            <text:p>1,713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99" calcext:value-type="float">
            <text:p><text:s text:c="7"/>－99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58" calcext:value-type="float">
            <text:p>758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55" calcext:value-type="float">
            <text:p><text:s text:c="7"/>－5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56" calcext:value-type="float">
            <text:p>85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513" calcext:value-type="float">
            <text:p>5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4" calcext:value-type="float">
            <text:p><text:s text:c="7"/>－44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565" calcext:value-type="float">
            <text:p>56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47" calcext:value-type="float">
            <text:p>147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18" calcext:value-type="float">
            <text:p>1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182" calcext:value-type="float">
            <text:p>182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84" calcext:value-type="float">
            <text:p>8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68" calcext:value-type="float">
            <text:p>6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8" calcext:value-type="float">
            <text:p>6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21" calcext:value-type="float">
            <text:p>121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3" calcext:value-type="float">
            <text:p>6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61" calcext:value-type="float">
            <text:p>61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61" calcext:value-type="float">
            <text:p>1,5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723" calcext:value-type="float">
            <text:p>723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85" calcext:value-type="float">
            <text:p>1,885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723" calcext:value-type="float">
            <text:p>7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324" calcext:value-type="float">
            <text:p><text:s text:c="7"/>－324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320" calcext:value-type="float">
            <text:p>3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8" calcext:value-type="float">
            <text:p><text:s text:c="7"/>－118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6" calcext:value-type="float">
            <text:p>1,04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403" calcext:value-type="float">
            <text:p>40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06" calcext:value-type="float">
            <text:p><text:s text:c="7"/>－206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233" calcext:value-type="float">
            <text:p>2,23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94" calcext:value-type="float">
            <text:p>794</text:p>
          </table:table-cell>
          <table:table-cell table:style-name="ce40" office:value-type="float" office:value="851" calcext:value-type="float">
            <text:p>851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54" calcext:value-type="float">
            <text:p>2,054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30" calcext:value-type="float">
            <text:p>730</text:p>
          </table:table-cell>
          <table:table-cell table:style-name="ce40" office:value-type="float" office:value="851" calcext:value-type="float">
            <text:p>85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179" calcext:value-type="float">
            <text:p>179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85" calcext:value-type="float">
            <text:p>88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372" calcext:value-type="float">
            <text:p>37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23" calcext:value-type="float">
            <text:p>12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225" calcext:value-type="float">
            <text:p>1,2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9" calcext:value-type="float">
            <text:p>1,16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56" calcext:value-type="float">
            <text:p>56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63" calcext:value-type="float">
            <text:p>563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3" calcext:value-type="float">
            <text:p>1,31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22" calcext:value-type="float">
            <text:p>522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110" calcext:value-type="float">
            <text:p><text:s text:c="7"/>－110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13" calcext:value-type="float">
            <text:p>51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3" calcext:value-type="float">
            <text:p>57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159" calcext:value-type="float">
            <text:p>15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60" calcext:value-type="float">
            <text:p><text:s text:c="7"/>－60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90" calcext:value-type="float">
            <text:p>69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50" calcext:value-type="float">
            <text:p><text:s text:c="7"/>－50</text:p>
          </table:table-cell>
          <table:table-cell table:style-name="ce67" table:number-columns-repeated="993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7" office:value-type="float" office:value="1431" calcext:value-type="float">
            <text:p>1,43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397" calcext:value-type="float">
            <text:p>39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79" calcext:value-type="float">
            <text:p>57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22" calcext:value-type="float">
            <text:p>22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59" office:value-type="float" office:value="852" calcext:value-type="float">
            <text:p>852</text:p>
          </table:table-cell>
          <table:table-cell table:style-name="ce67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741" calcext:value-type="float">
            <text:p>74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10" calcext:value-type="float">
            <text:p>2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69" calcext:value-type="float">
            <text:p>6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424" calcext:value-type="float">
            <text:p>424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690" calcext:value-type="float">
            <text:p>69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187" calcext:value-type="float">
            <text:p>187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3" calcext:value-type="float">
            <text:p>10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428" calcext:value-type="float">
            <text:p>42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371" calcext:value-type="float">
            <text:p>371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92" calcext:value-type="float">
            <text:p>492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15" calcext:value-type="float">
            <text:p>2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858" calcext:value-type="float">
            <text:p>858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87" calcext:value-type="float">
            <text:p>68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93" calcext:value-type="float">
            <text:p>19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30" calcext:value-type="float">
            <text:p>430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78" calcext:value-type="float">
            <text:p>17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28" calcext:value-type="float">
            <text:p>42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6" calcext:value-type="float">
            <text:p><text:s text:c="7"/>－6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6" calcext:value-type="float">
            <text:p><text:s text:c="7"/>－6</text:p>
          </table:table-cell>
          <table:table-cell table:style-name="ce67" table:number-columns-repeated="993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0" calcext:value-type="float">
            <text:p>－</text:p>
          </table:table-cell>
          <table:table-cell table:style-name="ce67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0" office:value-type="string" calcext:value-type="string" table:number-columns-spanned="5" table:number-rows-spanned="1">
            <text:p>內政部戶政司 民國101年4月5日編製</text:p>
          </table:table-cell>
          <table:covered-table-cell table:number-columns-repeated="4" table:style-name="ce50"/>
          <table:table-cell table:number-columns-repeated="993"/>
        </table:table-row>
        <table:table-row table:style-name="ro5">
          <table:table-cell table:style-name="ce16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5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4-06T11:37:38</meta:creation-date>
    <dc:creator>user</dc:creator>
    <dc:date>2012-04-06T11:38:02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